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2900000334C11DFCB070D14884.jpg" manifest:media-type="image/jpeg"/>
  <manifest:file-entry manifest:full-path="Pictures/1000000000000429000003349919262017B7BF87.jpg" manifest:media-type="image/jpeg"/>
  <manifest:file-entry manifest:full-path="Pictures/1000000000000429000003343E339E2342C15A25.jpg" manifest:media-type="image/jpeg"/>
  <manifest:file-entry manifest:full-path="Pictures/100000000000042900000334D67E2759037FACF0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082cm" svg:x="0.483cm" svg:y="0.628cm">
          <draw:image xlink:href="Pictures/1000000000000429000003343E339E2342C15A25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9.589cm" svg:height="15.082cm" svg:x="0.47cm" svg:y="0.422cm">
          <draw:image xlink:href="Pictures/100000000000042900000334D67E2759037FACF0.jpg" xlink:type="simple" xlink:show="embed" xlink:actuate="onLoad" draw:mime-type="image/jpe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9.589cm" svg:height="15.082cm" svg:x="0.461cm" svg:y="0.44cm">
          <draw:image xlink:href="Pictures/1000000000000429000003349919262017B7BF87.jpg" xlink:type="simple" xlink:show="embed" xlink:actuate="onLoad" draw:mime-type="image/jpe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9.589cm" svg:height="15.082cm" svg:x="0.5cm" svg:y="0.4cm">
          <draw:image xlink:href="Pictures/100000000000042900000334C11DFCB070D1488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472cm" fo:page-height="15.7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5-26T07:20:05.321294095</meta:creation-date>
    <dc:date>2021-05-26T07:31:05.380590138</dc:date>
    <meta:editing-duration>PT50S</meta:editing-duration>
    <meta:editing-cycles>1</meta:editing-cycles>
    <meta:document-statistic meta:object-count="4"/>
    <meta:generator>LibreOffice/7.0.4.2$Linux_X86_64 LibreOffice_project/dcf040e67528d9187c66b2379df5ea4407429775</meta:generator>
  </office:meta>
</office:document-meta>
</file>